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1661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04166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050684" style:font-size-asian="14pt" style:font-size-complex="14pt"/>
    </style:style>
    <style:style style:name="T1" style:family="text">
      <style:text-properties officeooo:rsid="00041661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Alvaro Sintes Melero</text:span>, amb domicili a l’av. Central, 55, 7è 1a, </text:p>
      <text:p text:style-name="P4">de Maó, amb DNI núm. 12681, telèfon 84 23 23,</text:p>
      <text:p text:style-name="P3"/>
      <text:p text:style-name="P3"/>
      <text:p text:style-name="P3">EXPÒS:</text:p>
      <text:p text:style-name="P3"/>
      <text:p text:style-name="P3"/>
      <text:p text:style-name="P3">Que som llicencia<text:span text:style-name="T1">t en <text:s/>l’administracio publica </text:span></text:p>
      <text:p text:style-name="P3"/>
      <text:p text:style-name="P3"/>
      <text:p text:style-name="P3">Que complesc tots els requisits que s’hi demanen i aport la docu-</text:p>
      <text:p text:style-name="P3">mentació corresponent.</text:p>
      <text:p text:style-name="P3"/>
      <text:p text:style-name="P3">Per tot açò,</text:p>
      <text:p text:style-name="P3"/>
      <text:p text:style-name="P3"/>
      <text:p text:style-name="P3">SOL·LICIT:</text:p>
      <text:p text:style-name="P3"/>
      <text:p text:style-name="P2"/>
      <text:p text:style-name="P2">Que sigui admes<text:span text:style-name="T1">a </text:span>aquesta sol·licitud per ocupar la plaça </text:p>
      <text:p text:style-name="P2"><text:bookmark text:name="docs-internal-guid-37df2396-7fff-4a9b-622e-d6b6eb36b355"/><text:span text:style-name="T3">administrativa en una empresa pública.</text:span></text:p>
      <text:p text:style-name="P3"/>
      <text:p text:style-name="P3"/>
      <text:p text:style-name="P3">Maó, 25 de setembre de 2006</text:p>
      <text:p text:style-name="P3"/>
      <text:p text:style-name="P3">[rúbrica]</text:p>
      <text:p text:style-name="P3"/>
      <text:p text:style-name="P3">DEPARTAMENT DE RECURSOS HUMANS</text:p>
      <text:p text:style-name="P3">AJUNTAMENT DE MAÓ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46:07.204643943</meta:creation-date>
    <dc:date>2023-11-29T08:53:44.064371740</dc:date>
    <meta:editing-duration>PT7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74" meta:character-count="448" meta:non-whitespace-character-count="384"/>
  </office:meta>
</office:document-meta>
</file>